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8fda" officeooo:paragraph-rsid="000d8fda"/>
    </style:style>
    <style:style style:name="T1" style:family="text">
      <style:text-properties officeooo:rsid="000f57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servation av Uranus</text:p>
      <text:p text:style-name="P1"/>
      <text:p text:style-name="P1">Du behöver en ganska mörk himmel. Lämplig utrustning är en bra marinkikare med god ljusstyrka (7x50 eller 8x10). <text:span text:style-name="T1">Har du möjlighet att montera kikaren på ett stativ eller stadigt stöd så underlättar det. </text:span></text:p>
      <text:p text:style-name="P1"/>
      <text:p text:style-name="P1">Rikta blicken mot SSV, bäring 195 grader. </text:p>
      <text:p text:style-name="P1">55 grader ovanför horisonten hittar du den mycket tydliga och täta stjärnkonstellationen Plejaderna. </text:p>
      <text:p text:style-name="P1">Ca 15 grader åt vänster hittar du den bredare stjärnkonstellationen Hyaderna med ljusstarka stjärnan Aldebaran. </text:p>
      <text:p text:style-name="P1">Uranus hittar du ca 5 grader nedanför Plejaderna. Se stjärnkartan för positionen. </text:p>
      <text:p text:style-name="P1">Om du har bra sikt och god optik i kikaren ska du kunna se att Uranus lyser med ”fast sken” som en skivformad planet (intilliggande stjärnor däremot har det karaktäristiska ”blinkandet”). Har du mycket bra (mörkeradapterade) ögon så kan du ev. också se Uranus färg som är ljusblå. </text:p>
      <text:p text:style-name="P1"/>
      <text:p text:style-name="P1">Stjärnkartan visar stjärnhimlen natten 22-23 november. Uranus rör sig långsamt åt höger, ca 0.5 grader per vecka. <text:span text:style-name="T1">Det var denna rörelse som Herschel observerade. </text:span></text:p>
      <text:p text:style-name="P1"/>
      <text:p text:style-name="P1">Uranus är en stor planet, men dess ljussken är svagt då den ligger långt bort (dubbla avståndet jämfört med Saturnus). Den är precis på gränsen för vad man kan se med blotta ögat med mörk natthimmel och goda ög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3T19:31:59.317798566</meta:creation-date>
    <dc:date>2025-11-03T19:46:16.425954881</dc:date>
    <meta:editing-duration>PT2M17S</meta:editing-duration>
    <meta:editing-cycles>1</meta:editing-cycles>
    <meta:document-statistic meta:table-count="0" meta:image-count="0" meta:object-count="0" meta:page-count="1" meta:paragraph-count="9" meta:word-count="194" meta:character-count="1217" meta:non-whitespace-character-count="1025"/>
    <meta:generator>LibreOffice/7.3.7.2$Linux_X86_64 LibreOffice_project/30$Build-2</meta:generator>
  </office:meta>
</office:document-meta>
</file>